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F340000090D8B3217BEC65E03A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621cm" fo:margin-top="0cm" fo:margin-bottom="0cm" table:align="center" fo:background-color="#002060" style:writing-mode="lr-tb">
        <style:background-image/>
      </style:table-properties>
    </style:style>
    <style:style style:name="Table1.A" style:family="table-column">
      <style:table-column-properties style:column-width="3.683cm"/>
    </style:style>
    <style:style style:name="Table1.B" style:family="table-column">
      <style:table-column-properties style:column-width="11.938cm"/>
    </style:style>
    <style:style style:name="Table1.1" style:family="table-row">
      <style:table-row-properties fo:keep-together="auto"/>
    </style:style>
    <style:style style:name="Table1.A1" style:family="table-cell">
      <style:table-cell-properties fo:background-color="#001747" fo:padding-left="0.191cm" fo:padding-right="0.191cm" fo:padding-top="0cm" fo:padding-bottom="0cm" fo:border="0.5pt solid #000000">
        <style:background-image/>
      </style:table-cell-properties>
    </style:style>
    <style:style style:name="Table1.B1" style:family="table-cell">
      <style:table-cell-properties fo:background-color="#ffffff" fo:padding-left="0.191cm" fo:padding-right="0.191cm" fo:padding-top="0cm" fo:padding-bottom="0cm" fo:border="0.5pt solid #000000">
        <style:background-image/>
      </style:table-cell-properties>
    </style:style>
    <style:style style:name="Table1.2" style:family="table-row">
      <style:table-row-properties style:min-row-height="0.49cm" fo:keep-together="auto"/>
    </style:style>
    <style:style style:name="Table1.4" style:family="table-row">
      <style:table-row-properties style:min-row-height="0.123cm" fo:keep-together="auto"/>
    </style:style>
    <style:style style:name="Table1.5" style:family="table-row">
      <style:table-row-properties style:min-row-height="0.506cm" fo:keep-together="auto"/>
    </style:style>
    <style:style style:name="Table2" style:family="table">
      <style:table-properties style:width="17.812cm" fo:margin-top="0cm" fo:margin-bottom="0cm" table:align="center" fo:background-color="#ffffff" style:writing-mode="lr-tb">
        <style:background-image/>
      </style:table-properties>
    </style:style>
    <style:style style:name="Table2.A" style:family="table-column">
      <style:table-column-properties style:column-width="0.982cm"/>
    </style:style>
    <style:style style:name="Table2.B" style:family="table-column">
      <style:table-column-properties style:column-width="2.223cm"/>
    </style:style>
    <style:style style:name="Table2.C" style:family="table-column">
      <style:table-column-properties style:column-width="3.651cm"/>
    </style:style>
    <style:style style:name="Table2.D" style:family="table-column">
      <style:table-column-properties style:column-width="7.62cm"/>
    </style:style>
    <style:style style:name="Table2.E" style:family="table-column">
      <style:table-column-properties style:column-width="3.336cm"/>
    </style:style>
    <style:style style:name="Table2.1" style:family="table-row">
      <style:table-row-properties style:min-row-height="0.665cm" fo:keep-together="auto"/>
    </style:style>
    <style:style style:name="Table2.A1" style:family="table-cell">
      <style:table-cell-properties fo:background-color="#002060" fo:padding-left="0.191cm" fo:padding-right="0.191cm" fo:padding-top="0cm" fo:padding-bottom="0cm" fo:border-left="0.5pt solid #000000" fo:border-right="0.5pt solid #000000" fo:border-top="0.5pt solid #000000" fo:border-bottom="1pt solid #002060">
        <style:background-image/>
      </style:table-cell-properties>
    </style:style>
    <style:style style:name="Table2.B1" style:family="table-cell">
      <style:table-cell-properties fo:background-color="#002060" fo:padding-left="0.191cm" fo:padding-right="0.191cm" fo:padding-top="0cm" fo:padding-bottom="0cm" fo:border="0.5pt solid #000000">
        <style:background-image/>
      </style:table-cell-properties>
    </style:style>
    <style:style style:name="Table2.2" style:family="table-row">
      <style:table-row-properties fo:keep-together="auto"/>
    </style:style>
    <style:style style:name="Table2.A2" style:family="table-cell">
      <style:table-cell-properties fo:background-color="#ffffff" fo:padding-left="0.191cm" fo:padding-right="0.191cm" fo:padding-top="0cm" fo:padding-bottom="0cm" fo:border="0.5pt solid #000000">
        <style:background-image/>
      </style:table-cell-properties>
    </style:style>
    <style:style style:name="Table2.B2" style:family="table-cell">
      <style:table-cell-properties fo:background-color="#ffffff" fo:padding-left="0.191cm" fo:padding-right="0.191cm" fo:padding-top="0cm" fo:padding-bottom="0cm" fo:border-left="1pt solid #002060" fo:border-right="1pt solid #002060" fo:border-top="0.5pt solid #000000" fo:border-bottom="0.5pt solid #000000">
        <style:background-image/>
      </style:table-cell-properties>
    </style:style>
    <style:style style:name="Table2.3" style:family="table-row">
      <style:table-row-properties style:min-row-height="0.106cm" fo:keep-together="auto"/>
    </style:style>
    <style:style style:name="Table2.A3" style:family="table-cell">
      <style:table-cell-properties fo:background-color="#ffffff" fo:padding-left="0.191cm" fo:padding-right="0.191cm" fo:padding-top="0cm" fo:padding-bottom="0cm" fo:border-left="0.5pt solid #000000" fo:border-right="0.5pt solid #000000" fo:border-top="1pt solid #002060" fo:border-bottom="0.5pt solid #000000">
        <style:background-image/>
      </style:table-cell-properties>
    </style:style>
    <style:style style:name="P1" style:family="paragraph" style:parent-style-name="Standard">
      <style:paragraph-properties fo:text-align="center" style:justify-single-word="false" fo:padding-left="0cm" fo:padding-right="0cm" fo:padding-top="0.035cm" fo:padding-bottom="0cm" fo:border-left="none" fo:border-right="none" fo:border-top="0.51pt solid #000000" fo:border-bottom="none"/>
    </style:style>
    <style:style style:name="P2" style:family="paragraph" style:parent-style-name="DocInfoHeading">
      <style:text-properties fo:color="#001747" style:font-name="Cambria" fo:font-size="13pt" fo:font-weight="bold" officeooo:rsid="00091363" officeooo:paragraph-rsid="00091363" style:font-size-asian="13pt" style:font-weight-asian="bold" style:font-size-complex="13pt" style:language-complex="en" style:country-complex="US" style:font-weight-complex="bold"/>
    </style:style>
    <style:style style:name="P3" style:family="paragraph" style:parent-style-name="Standard">
      <style:text-properties style:font-name="Calibri" style:font-name-asian="Calibri1" style:font-name-complex="Times New Roman"/>
    </style:style>
    <style:style style:name="P4" style:family="paragraph" style:parent-style-name="Standard">
      <style:paragraph-properties fo:text-align="end" style:justify-single-word="false"/>
    </style:style>
    <style:style style:name="P5" style:family="paragraph" style:parent-style-name="Standard">
      <style:paragraph-properties fo:margin-top="0cm" fo:margin-bottom="0cm" loext:contextual-spacing="false" fo:line-height="100%"/>
      <style:text-properties fo:color="#ffffff"/>
    </style:style>
    <style:style style:name="P6" style:family="paragraph" style:parent-style-name="Standard">
      <style:paragraph-properties fo:margin-top="0cm" fo:margin-bottom="0cm" loext:contextual-spacing="false" fo:line-height="100%"/>
      <style:text-properties fo:color="#ffffff" fo:font-weight="bold" officeooo:rsid="00091363" officeooo:paragraph-rsid="00091363" style:font-weight-asian="bold"/>
    </style:style>
    <style:style style:name="P7" style:family="paragraph" style:parent-style-name="Standard">
      <style:paragraph-properties fo:margin-top="0cm" fo:margin-bottom="0cm" loext:contextual-spacing="false" fo:line-height="100%"/>
      <style:text-properties style:use-window-font-color="true" style:font-name="Calibri" officeooo:rsid="00091363" officeooo:paragraph-rsid="00091363" style:font-name-asian="Calibri1" style:font-name-complex="Times New Roman"/>
    </style:style>
    <style:style style:name="P8" style:family="paragraph" style:parent-style-name="Standard">
      <style:paragraph-properties fo:margin-top="0cm" fo:margin-bottom="0cm" loext:contextual-spacing="false" fo:line-height="100%"/>
      <style:text-properties style:font-name="Calibri" style:font-name-asian="Calibri1" style:font-name-complex="Times New Roman"/>
    </style:style>
    <style:style style:name="P9" style:family="paragraph" style:parent-style-name="Standard">
      <style:paragraph-properties fo:margin-top="0cm" fo:margin-bottom="0cm" loext:contextual-spacing="false" fo:line-height="100%"/>
    </style:style>
    <style:style style:name="P10" style:family="paragraph" style:parent-style-name="Standard">
      <style:paragraph-properties fo:margin-left="0.635cm" fo:margin-right="0cm" fo:text-align="end" style:justify-single-word="false" fo:text-indent="0cm" style:auto-text-indent="false"/>
      <style:text-properties fo:color="#a19d98" fo:font-size="12pt" style:font-size-asian="12pt" style:font-size-complex="12pt"/>
    </style:style>
    <style:style style:name="P11" style:family="paragraph" style:parent-style-name="Title" style:master-page-name="Standard">
      <style:paragraph-properties style:page-number="auto"/>
    </style:style>
    <style:style style:name="P12" style:family="paragraph" style:parent-style-name="Numeric_20_Level_20_1_20_Heading" style:list-style-name="WWNum2"/>
    <style:style style:name="P13" style:family="paragraph" style:parent-style-name="Numeric_20_Level_20_1_20_Heading" style:list-style-name="WWNum2">
      <style:text-properties officeooo:paragraph-rsid="000d055c"/>
    </style:style>
    <style:style style:name="P14" style:family="paragraph" style:parent-style-name="Numeric_20_Level_20_1_20_Heading" style:list-style-name="WWNum2">
      <style:text-properties officeooo:paragraph-rsid="000de00e"/>
    </style:style>
    <style:style style:name="P15" style:family="paragraph" style:parent-style-name="Numeric_20_Level_20_1_20_Heading" style:list-style-name="WWNum2">
      <style:text-properties fo:font-variant="small-caps" fo:color="#001747" style:font-name="Cambria" fo:font-size="18pt" fo:font-weight="bold" officeooo:rsid="000de00e" officeooo:paragraph-rsid="000de00e" style:font-name-asian="DejaVu Sans" style:font-size-asian="18pt" style:font-weight-asian="bold" style:font-name-complex="DejaVu Sans" style:font-size-complex="14pt" style:language-complex="en" style:country-complex="US" style:font-weight-complex="bold"/>
    </style:style>
    <style:style style:name="P16" style:family="paragraph" style:parent-style-name="Numeric_20_Level_20_1_20_Heading" style:list-style-name="WWNum2">
      <style:text-properties fo:font-variant="small-caps" fo:color="#001747" style:font-name="Cambria" fo:font-size="18pt" fo:font-weight="bold" officeooo:rsid="000f6b6a" officeooo:paragraph-rsid="000f6b6a" style:font-name-asian="DejaVu Sans" style:font-size-asian="18pt" style:font-weight-asian="bold" style:font-name-complex="DejaVu Sans" style:font-size-complex="14pt" style:language-complex="en" style:country-complex="US" style:font-weight-complex="bold"/>
    </style:style>
    <style:style style:name="P17" style:family="paragraph" style:parent-style-name="Standard">
      <style:paragraph-properties fo:text-align="end" style:justify-single-word="false"/>
      <style:text-properties fo:color="#a19d98"/>
    </style:style>
    <style:style style:name="P18" style:family="paragraph" style:parent-style-name="Standard">
      <style:paragraph-properties fo:margin-top="0cm" fo:margin-bottom="0cm" loext:contextual-spacing="false" fo:line-height="100%"/>
      <style:text-properties fo:color="#ffffff" style:font-name="Calibri" fo:font-weight="bold" style:font-name-asian="Calibri1" style:font-weight-asian="bold" style:font-name-complex="Times New Roman" style:font-weight-complex="bold"/>
    </style:style>
    <style:style style:name="P19" style:family="paragraph" style:parent-style-name="Standard">
      <style:paragraph-properties fo:margin-top="0cm" fo:margin-bottom="0cm" loext:contextual-spacing="false" fo:line-height="100%"/>
      <style:text-properties style:use-window-font-color="true" style:font-name="Calibri" officeooo:rsid="000a9a4f" officeooo:paragraph-rsid="000a9a4f" style:font-name-asian="Calibri1" style:font-name-complex="Times New Roman"/>
    </style:style>
    <style:style style:name="P20" style:family="paragraph" style:parent-style-name="Standard">
      <style:paragraph-properties fo:margin-left="0.635cm" fo:margin-right="0cm" fo:text-align="end" style:justify-single-word="false" fo:text-indent="0cm" style:auto-text-indent="false"/>
      <style:text-properties fo:color="#a19d98" fo:font-size="12pt" style:font-size-asian="12pt" style:font-size-complex="12pt"/>
    </style:style>
    <style:style style:name="P21" style:family="paragraph" style:parent-style-name="Template_20_Instructions">
      <style:text-properties fo:color="#0070c0" style:font-name="Calibri" style:font-name-asian="Calibri1" style:font-name-complex="Times New Roman"/>
    </style:style>
    <style:style style:name="P22" style:family="paragraph" style:parent-style-name="Template_20_Instructions" style:list-style-name="L7">
      <style:text-properties fo:color="#0070c0" style:font-name="Calibri" style:font-name-asian="Calibri1" style:font-name-complex="Times New Roman"/>
    </style:style>
    <style:style style:name="P23" style:family="paragraph" style:parent-style-name="Template_20_Instructions">
      <style:text-properties fo:color="#0070c0" style:font-name="Calibri" officeooo:paragraph-rsid="000de00e" style:font-name-asian="Calibri1" style:font-name-complex="Times New Roman"/>
    </style:style>
    <style:style style:name="P24" style:family="paragraph" style:parent-style-name="Template_20_Instructions">
      <style:text-properties fo:color="#0070c0" style:font-name="Calibri" fo:font-style="italic" officeooo:rsid="000f6b6a" officeooo:paragraph-rsid="000f6b6a" style:font-name-asian="Calibri1" style:font-style-asian="italic" style:font-name-complex="Times New Roman"/>
    </style:style>
    <style:style style:name="P25" style:family="paragraph" style:parent-style-name="Template_20_Instructions" style:list-style-name="L3"/>
    <style:style style:name="P26" style:family="paragraph" style:parent-style-name="Template_20_Instructions" style:list-style-name="L6">
      <style:text-properties officeooo:paragraph-rsid="000ce6be"/>
    </style:style>
    <style:style style:name="P27" style:family="paragraph" style:parent-style-name="Template_20_Instructions" style:list-style-name="L7"/>
    <style:style style:name="P28" style:family="paragraph" style:parent-style-name="Template_20_Instructions" style:list-style-name="WWNum2"/>
    <style:style style:name="P29" style:family="paragraph" style:parent-style-name="Template_20_Instructions">
      <style:text-properties officeooo:paragraph-rsid="000de00e"/>
    </style:style>
    <style:style style:name="P30" style:family="paragraph" style:parent-style-name="Template_20_Instructions">
      <style:text-properties officeooo:rsid="000f6b6a" officeooo:paragraph-rsid="000f6b6a"/>
    </style:style>
    <style:style style:name="P31" style:family="paragraph" style:parent-style-name="Template_20_Instructions">
      <style:text-properties officeooo:paragraph-rsid="000f6b6a"/>
    </style:style>
    <style:style style:name="P32" style:family="paragraph" style:parent-style-name="Template_20_Instructions" style:list-style-name="L7">
      <style:text-properties officeooo:rsid="0010982f" officeooo:paragraph-rsid="0010982f"/>
    </style:style>
    <style:style style:name="P33" style:family="paragraph" style:parent-style-name="Template_20_Instructions">
      <style:paragraph-properties fo:margin-top="0cm" fo:margin-bottom="0cm" loext:contextual-spacing="false" fo:line-height="100%"/>
      <style:text-properties fo:font-variant="normal" fo:text-transform="none" fo:color="#000000" style:font-name="Helvetica Neue" fo:font-size="9.75pt" fo:letter-spacing="normal" fo:font-style="normal" fo:font-weight="normal"/>
    </style:style>
    <style:style style:name="T1" style:family="text">
      <style:text-properties fo:font-size="8pt" style:font-size-asian="8pt" style:font-size-complex="8pt"/>
    </style:style>
    <style:style style:name="T2" style:family="text">
      <style:text-properties fo:color="#ffffff" style:font-name="Calibri" fo:font-weight="bold" style:font-name-asian="Calibri1" style:font-weight-asian="bold" style:font-name-complex="Times New Roman"/>
    </style:style>
    <style:style style:name="T3" style:family="text">
      <style:text-properties fo:color="#ffffff" style:font-name="Calibri" fo:font-weight="bold" officeooo:rsid="00091363" style:font-name-asian="Calibri1" style:font-weight-asian="bold" style:font-name-complex="Times New Roman"/>
    </style:style>
    <style:style style:name="T4" style:family="text">
      <style:text-properties fo:color="#0070c0" style:font-name="Calibri" style:font-name-asian="Calibri1" style:font-name-complex="Times New Roman"/>
    </style:style>
    <style:style style:name="T5" style:family="text">
      <style:text-properties fo:color="#0070c0" style:font-name="Calibri" officeooo:rsid="000c24e5" style:font-name-asian="Calibri1" style:font-name-complex="Times New Roman"/>
    </style:style>
    <style:style style:name="T6" style:family="text">
      <style:text-properties fo:color="#0070c0" style:font-name="Calibri" officeooo:rsid="000ce6be" style:font-name-asian="Calibri1" style:font-name-complex="Times New Roman"/>
    </style:style>
    <style:style style:name="T7" style:family="text">
      <style:text-properties fo:color="#0070c0" style:font-name="Calibri" officeooo:rsid="000d055c" style:font-name-asian="Calibri1" style:font-name-complex="Times New Roman"/>
    </style:style>
    <style:style style:name="T8" style:family="text">
      <style:text-properties fo:color="#0070c0" style:font-name="Calibri" officeooo:rsid="000de00e" style:font-name-asian="Calibri1" style:font-name-complex="Times New Roman"/>
    </style:style>
    <style:style style:name="T9" style:family="text">
      <style:text-properties fo:color="#0070c0" style:font-name="Calibri" officeooo:rsid="000f6b6a" style:font-name-asian="Calibri1" style:font-name-complex="Times New Roman"/>
    </style:style>
    <style:style style:name="T10" style:family="text">
      <style:text-properties fo:color="#0070c0" style:font-name="Calibri" officeooo:rsid="0010982f" style:font-name-asian="Calibri1" style:font-name-complex="Times New Roman"/>
    </style:style>
    <style:style style:name="T11" style:family="text">
      <style:text-properties fo:color="#0070c0" style:font-name="Calibri" fo:font-style="italic" style:font-name-asian="Calibri1" style:font-style-asian="italic" style:font-name-complex="Times New Roman"/>
    </style:style>
    <style:style style:name="T12" style:family="text">
      <style:text-properties fo:color="#0070c0" style:font-name="Calibri" fo:font-style="italic" officeooo:rsid="000d055c" style:font-name-asian="Calibri1" style:font-style-asian="italic" style:font-name-complex="Times New Roman"/>
    </style:style>
    <style:style style:name="T13" style:family="text">
      <style:text-properties fo:color="#0070c0" style:font-name="Calibri" fo:font-style="italic" officeooo:rsid="000f6b6a" style:font-name-asian="Calibri1" style:font-style-asian="italic" style:font-name-complex="Times New Roman"/>
    </style:style>
    <style:style style:name="T14" style:family="text">
      <style:text-properties fo:color="#0070c0" style:font-name="Calibri" fo:font-style="italic" officeooo:rsid="0010982f" style:font-name-asian="Calibri1" style:font-style-asian="italic" style:font-name-complex="Times New Roman"/>
    </style:style>
    <style:style style:name="T15" style:family="text">
      <style:text-properties fo:color="#0070c0" fo:font-style="italic" officeooo:rsid="000ce6be" style:font-style-asian="italic"/>
    </style:style>
    <style:style style:name="T16" style:family="text">
      <style:text-properties fo:font-variant="small-caps" fo:color="#001747" style:font-name="Cambria" fo:font-size="18pt" fo:font-weight="bold" officeooo:rsid="00091363" style:font-size-asian="18pt" style:font-weight-asian="bold" style:font-size-complex="14pt" style:language-complex="en" style:country-complex="US" style:font-weight-complex="bold"/>
    </style:style>
    <style:style style:name="T17" style:family="text">
      <style:text-properties fo:font-variant="small-caps" fo:color="#001747" style:font-name="Cambria" fo:font-size="18pt" fo:font-weight="bold" officeooo:rsid="000bfbad" style:font-name-asian="DejaVu Sans" style:font-size-asian="18pt" style:font-weight-asian="bold" style:font-name-complex="DejaVu Sans" style:font-size-complex="14pt" style:language-complex="en" style:country-complex="US" style:font-weight-complex="bold"/>
    </style:style>
    <style:style style:name="T18" style:family="text">
      <style:text-properties fo:font-variant="small-caps" fo:color="#001747" style:font-name="Cambria" fo:font-size="18pt" fo:font-weight="bold" officeooo:rsid="000ce6be" style:font-name-asian="DejaVu Sans" style:font-size-asian="18pt" style:font-weight-asian="bold" style:font-name-complex="DejaVu Sans" style:font-size-complex="14pt" style:language-complex="en" style:country-complex="US" style:font-weight-complex="bold"/>
    </style:style>
    <style:style style:name="T19" style:family="text">
      <style:text-properties fo:font-variant="small-caps" fo:color="#001747" style:font-name="Cambria" fo:font-size="18pt" fo:font-weight="bold" officeooo:rsid="000d055c" style:font-name-asian="DejaVu Sans" style:font-size-asian="18pt" style:font-weight-asian="bold" style:font-name-complex="DejaVu Sans" style:font-size-complex="14pt" style:language-complex="en" style:country-complex="US" style:font-weight-complex="bold"/>
    </style:style>
    <style:style style:name="T20" style:family="text">
      <style:text-properties fo:font-variant="small-caps" fo:color="#001747" style:font-name="Cambria" fo:font-size="32pt" fo:letter-spacing="0.009cm" officeooo:rsid="000a9a4f" style:letter-kerning="true" style:font-name-asian="DejaVu Sans" style:font-size-asian="32pt" style:font-name-complex="DejaVu Sans" style:font-size-complex="26pt" style:language-complex="en" style:country-complex="US"/>
    </style:style>
    <style:style style:name="T21" style:family="text">
      <style:text-properties fo:font-variant="small-caps" fo:color="#001747" style:font-name="Cambria" fo:font-size="32pt" fo:letter-spacing="0.009cm" officeooo:rsid="000d055c" style:letter-kerning="true" style:font-name-asian="DejaVu Sans" style:font-size-asian="32pt" style:font-name-complex="DejaVu Sans" style:font-size-complex="26pt" style:language-complex="en" style:country-complex="US"/>
    </style:style>
    <style:style style:name="T22" style:family="text">
      <style:text-properties style:font-name="Calibri" fo:font-weight="bold" officeooo:rsid="00091363" style:font-name-asian="Calibri1" style:font-weight-asian="bold" style:font-name-complex="Times New Roman"/>
    </style:style>
    <style:style style:name="T23" style:family="text">
      <style:text-properties officeooo:rsid="000c24e5"/>
    </style:style>
    <style:style style:name="T24" style:family="text">
      <style:text-properties officeooo:rsid="000d055c"/>
    </style:style>
    <style:style style:name="T25" style:family="text">
      <style:text-properties officeooo:rsid="000f6b6a"/>
    </style:style>
    <style:style style:name="T26" style:family="text">
      <style:text-properties officeooo:rsid="0010982f"/>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0">Anagrafica Clienti</text:span>] <text:span text:style-name="T21">Caso d'uso</text:span></text:p>
      <text:p text:style-name="P2">Informazioni del documento</text:p>
      <table:table table:name="Table1" table:style-name="Table1">
        <table:table-column table:style-name="Table1.A"/>
        <table:table-column table:style-name="Table1.B"/>
        <table:table-row table:style-name="Table1.1">
          <table:table-cell table:style-name="Table1.A1" office:value-type="string">
            <text:p text:style-name="P6">Titolo del documento</text:p>
          </table:table-cell>
          <table:table-cell table:style-name="Table1.B1" office:value-type="string">
            <text:p text:style-name="P33">Mini gestione anagrafica clienti</text:p>
          </table:table-cell>
        </table:table-row>
        <table:table-row table:style-name="Table1.2">
          <table:table-cell table:style-name="Table1.A1" office:value-type="string">
            <text:p text:style-name="P6">Proprietario</text:p>
          </table:table-cell>
          <table:table-cell table:style-name="Table1.B1" office:value-type="string">
            <text:p text:style-name="P7">Davide Biondi</text:p>
          </table:table-cell>
        </table:table-row>
        <table:table-row table:style-name="Table1.1">
          <table:table-cell table:style-name="Table1.A1" office:value-type="string">
            <text:p text:style-name="P5"><text:span text:style-name="T2">Version</text:span><text:span text:style-name="T22">e</text:span></text:p>
          </table:table-cell>
          <table:table-cell table:style-name="Table1.B1" office:value-type="string">
            <text:p text:style-name="P7"><text:span text:style-name="T23">0.</text:span>1</text:p>
          </table:table-cell>
        </table:table-row>
        <table:table-row table:style-name="Table1.4">
          <table:table-cell table:style-name="Table1.A1" office:value-type="string">
            <text:p text:style-name="P9"><text:span text:style-name="T2">Stat</text:span><text:span text:style-name="T3">o</text:span></text:p>
          </table:table-cell>
          <table:table-cell table:style-name="Table1.B1" office:value-type="string">
            <text:p text:style-name="P19">Bozza</text:p>
          </table:table-cell>
        </table:table-row>
        <table:table-row table:style-name="Table1.5">
          <table:table-cell table:style-name="Table1.A1" office:value-type="string">
            <text:p text:style-name="P5"><text:span text:style-name="T2">Dat</text:span><text:span text:style-name="T22">a</text:span></text:p>
          </table:table-cell>
          <table:table-cell table:style-name="Table1.B1" office:value-type="string">
            <text:p text:style-name="P7">30/10/2025</text:p>
          </table:table-cell>
        </table:table-row>
      </table:table>
      <text:list xml:id="list634568089" text:style-name="WWNum2">
        <text:list-item>
          <text:p text:style-name="P12">Descri<text:span text:style-name="T16">zione</text:span></text:p>
        </text:list-item>
      </text:list>
      <text:p text:style-name="Template_20_Instructions"><text:span text:style-name="T4">Documento di analisi e specifica funzionale del progetto Top_Soft Task.</text:span><text:span text:style-name="T5"> </text:span>L’obiettivo del progetto è fornire un ambiente di gestione dei task e delle informazioni sui clienti e progetti software, con autenticazione utenti e interfaccia web minimale (PHP + MySQL).</text:p>
      <text:p text:style-name="P3"/>
      <text:list xml:id="list145709968757588" text:continue-numbering="true" text:style-name="WWNum2">
        <text:list-item>
          <text:p text:style-name="P12">A<text:span text:style-name="T18">ttori</text:span></text:p>
        </text:list-item>
      </text:list>
      <text:list xml:id="list2300399330" text:style-name="L3">
        <text:list-item>
          <text:p text:style-name="P25"><text:span text:style-name="Strong_20_Emphasis"><text:span text:style-name="T6">A</text:span></text:span><text:span text:style-name="Strong_20_Emphasis"><text:span text:style-name="T4">mministratore</text:span></text:span><text:span text:style-name="T4"> (crea/modifica utenti, gestisce database)</text:span><text:span text:style-name="T6">.</text:span></text:p>
        </text:list-item>
        <text:list-item>
          <text:p text:style-name="P25"><text:span text:style-name="Strong_20_Emphasis"><text:span text:style-name="T6">Sistema</text:span></text:span><text:span text:style-name="T6"> (server PHP/MySQL che gestisce richieste e autenticazione)</text:span></text:p>
        </text:list-item>
      </text:list>
      <text:p text:style-name="P3"/>
      <text:list xml:id="list145709880090395" text:continue-list="list145709968757588" text:style-name="WWNum2">
        <text:list-item>
          <text:p text:style-name="P12">Pre-Condi<text:span text:style-name="T17">zioni</text:span></text:p>
        </text:list-item>
      </text:list>
      <text:list xml:id="list992878073" text:style-name="L6">
        <text:list-item>
          <text:p text:style-name="P26">L’<text:span text:style-name="T15">admin</text:span> ha un account registrato nel database.</text:p>
        </text:list-item>
      </text:list>
      <text:list xml:id="list145709167064337" text:continue-list="list145709880090395" text:style-name="WWNum2">
        <text:list-item>
          <text:p text:style-name="P13"><text:span text:style-name="T19">Flusso di Base</text:span></text:p>
        </text:list-item>
      </text:list>
      <text:list xml:id="list3420682996" text:style-name="L7">
        <text:list-item>
          <text:p text:style-name="P27"><text:span text:style-name="T4">L’</text:span><text:span text:style-name="T12">admin</text:span><text:span text:style-name="T4"> inserisce le credenziali</text:span><text:span text:style-name="T7">.</text:span></text:p>
        </text:list-item>
        <text:list-item>
          <text:p text:style-name="P22">Il sistema le verifica<text:span text:style-name="T24">.</text:span></text:p>
        </text:list-item>
        <text:list-item>
          <text:p text:style-name="P27"><text:span text:style-name="T4">L’</text:span><text:span text:style-name="T12">admin</text:span><text:span text:style-name="T4"> accede all’applicazione</text:span><text:span text:style-name="T8">.</text:span></text:p>
        </text:list-item>
        <text:list-item>
          <text:p text:style-name="P27"><text:span text:style-name="T8">L’admin inserisce/modifica/cancella un cliente.</text:span></text:p>
        </text:list-item>
        <text:list-item>
          <text:p text:style-name="P27"><text:span text:style-name="T8">L’admin può aggiungere più numeri di telefono per cliente.</text:span></text:p>
        </text:list-item>
        <text:list-item>
          <text:p text:style-name="P32"><text:soft-page-break/><text:span text:style-name="T8">L</text:span><text:span text:style-name="T4">'admin può aggiungere più P.IVA per cliente</text:span></text:p>
        </text:list-item>
        <text:list-item>
          <text:p text:style-name="P32"><text:span text:style-name="T4">L'admin può aggiungere più codici ATECO per P.IVA</text:span></text:p>
        </text:list-item>
        <text:list-item>
          <text:p text:style-name="P32"><text:span text:style-name="T4">L’admin può esportare la lista clienti in formato CSV.</text:span></text:p>
        </text:list-item>
        <text:list-item>
          <text:p text:style-name="P32"><text:span text:style-name="T4">Il sistema conferma l’operazione e aggiorna il database.</text:span></text:p>
        </text:list-item>
      </text:list>
      <text:p text:style-name="Standard"/>
      <text:list xml:id="list145709487044434" text:continue-list="list145709167064337" text:style-name="WWNum2">
        <text:list-item>
          <text:p text:style-name="P16">Flussi Eccezionali/Alternativi</text:p>
        </text:list-item>
      </text:list>
      <text:p text:style-name="P24">1<text:span text:style-name="T26">a</text:span> Credenziali errate<text:span text:style-name="T26"> --&gt; Messaggio di errore</text:span></text:p>
      <text:p text:style-name="Template_20_Instructions"><text:span text:style-name="T14">4a</text:span><text:span text:style-name="T9"> </text:span><text:span text:style-name="T14">Campi mancanti o errati --&gt; Errore di validazione</text:span></text:p>
      <text:p text:style-name="P31"><text:span text:style-name="T13">3 Il sistema ripete la verifica.</text:span></text:p>
      <text:p text:style-name="P30"><text:span text:style-name="T13">4</text:span><text:span text:style-name="T11"> L'admin ha accesso all'applicazione</text:span></text:p>
      <text:p text:style-name="P23"/>
      <text:list xml:id="list145708618819249" text:continue-numbering="true" text:style-name="WWNum2">
        <text:list-item>
          <text:p text:style-name="P14">Post-condizioni</text:p>
          <text:p text:style-name="P28"><text:span text:style-name="T4"/></text:p>
        </text:list-item>
      </text:list>
      <text:p text:style-name="P29"><text:span text:style-name="T8">1 Sessione utente valida.</text:span></text:p>
      <text:p text:style-name="P29"><text:span text:style-name="T8">2 H</text:span><text:span text:style-name="T4">ome caricata</text:span></text:p>
      <text:list xml:id="list145708650296419" text:continue-numbering="true" text:style-name="WWNum2">
        <text:list-item>
          <text:p text:style-name="P15">Modello visivo</text:p>
        </text:list-item>
      </text:list>
      <text:p text:style-name="P21">This is a special section I use to hold miscellaneous requirements related to the use case. Often you’ll find BAs including a Business Rules section or other collection of information related to the use case. These may or may not be actual requirements – you’ll want to establish a clear pattern and communicate that clearly and ensure it’s consistent with how your organization documents this type of requirement. I’ve also used this section to capture the most salient decisions and notes so they are stored right with the use case for future consideration. This is not a standard practice but it can be extremely effective in an informal environment.</text:p>
      <text:p text:style-name="Standard"/>
      <text:p text:style-name="Standard"/>
      <text:p text:style-name="DocInfoHeading"><text:soft-page-break/>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8">V.</text:p>
          </table:table-cell>
          <table:table-cell table:style-name="Table2.B1" office:value-type="string">
            <text:p text:style-name="P18">Date</text:p>
          </table:table-cell>
          <table:table-cell table:style-name="Table2.A1" office:value-type="string">
            <text:p text:style-name="P18">Author</text:p>
          </table:table-cell>
          <table:table-cell table:style-name="Table2.B1" office:value-type="string">
            <text:p text:style-name="P18">Description</text:p>
          </table:table-cell>
          <table:table-cell table:style-name="Table2.A1" office:value-type="string">
            <text:p text:style-name="P18">Status</text:p>
          </table:table-cell>
        </table:table-row>
        <table:table-row table:style-name="Table2.2">
          <table:table-cell table:style-name="Table2.A2" office:value-type="string">
            <text:p text:style-name="P8"/>
          </table:table-cell>
          <table:table-cell table:style-name="Table2.B2" office:value-type="string">
            <text:p text:style-name="P8"/>
          </table:table-cell>
          <table:table-cell table:style-name="Table2.A2" office:value-type="string">
            <text:p text:style-name="P8"/>
          </table:table-cell>
          <table:table-cell table:style-name="Table2.B2" office:value-type="string">
            <text:p text:style-name="P8"/>
          </table:table-cell>
          <table:table-cell table:style-name="Table2.A2" office:value-type="string">
            <text:p text:style-name="P8"/>
          </table:table-cell>
        </table:table-row>
        <table:table-row table:style-name="Table2.3">
          <table:table-cell table:style-name="Table2.A3" office:value-type="string">
            <text:p text:style-name="P8"/>
          </table:table-cell>
          <table:table-cell table:style-name="Table2.A2" office:value-type="string">
            <text:p text:style-name="P8"/>
          </table:table-cell>
          <table:table-cell table:style-name="Table2.A3" office:value-type="string">
            <text:p text:style-name="P8"/>
          </table:table-cell>
          <table:table-cell table:style-name="Table2.A2" office:value-type="string">
            <text:p text:style-name="P8"/>
          </table:table-cell>
          <table:table-cell table:style-name="Table2.A3" office:value-type="string">
            <text:p text:style-name="P8"/>
          </table:table-cell>
        </table:table-row>
      </table:table>
      <text:p text:style-name="Standard"/>
      <text:p text:style-name="P17"><text:line-break/></text:p>
      <text:p text:style-name="P10"/>
      <text:p text:style-name="P10"/>
      <text:p text:style-name="P10"/>
      <text:p text:style-name="P10"/>
      <text:p text:style-name="P10">Copyright © 2023 Clear Spring Business Analysis LLC – All Rights Reserved.</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it" fo:country="IT"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font-variant="small-caps" fo:color="#001747" style:font-name="Cambria" fo:font-family="Cambria"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001747"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language-complex="en" style:country-complex="US"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001747"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language-complex="en" style:country-complex="US"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001747" style:font-name="Cambria" fo:font-family="Cambria" style:font-family-generic="roman" style:font-pitch="variable" fo:font-size="12pt" fo:font-style="italic" fo:font-weight="bold" style:font-name-asian="DejaVu Sans" style:font-family-asian="'DejaVu Sans'" style:font-family-generic-asian="system" style:font-pitch-asian="variable" style:font-size-asian="12pt" style:font-style-asian="italic" style:font-weight-asian="bold" style:font-name-complex="DejaVu Sans" style:font-family-complex="'DejaVu Sans'" style:font-family-generic-complex="system" style:font-pitch-complex="variable" style:language-complex="en" style:country-complex="US"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32515c"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language-complex="en" style:country-complex="US"/>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32515c"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language-complex="en" style:country-complex="US"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language-complex="en" style:country-complex="US"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6ea0b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language-complex="en" style:country-complex="US"/>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language-complex="en" style:country-complex="US"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line-height="100%"/>
      <style:text-properties fo:color="#6ea0b0"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text-align="center" style:justify-single-word="false" fo:padding-left="0cm" fo:padding-right="0cm" fo:padding-top="0cm" fo:padding-bottom="0.141cm" fo:border-left="none" fo:border-right="none" fo:border-top="none" fo:border-bottom="0.99pt solid #6ea0b0"/>
      <style:text-properties fo:font-variant="small-caps" fo:color="#001747" style:font-name="Cambria" fo:font-family="Cambria" style:font-family-generic="roman" style:font-pitch="variable" fo:font-size="32pt" fo:letter-spacing="0.009cm" style:letter-kerning="true"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26pt" style:language-complex="en" style:country-complex="US"/>
    </style:style>
    <style:style style:name="Subtitle" style:family="paragraph" style:parent-style-name="Standard" style:next-style-name="Standard" style:default-outline-level="" style:class="chapter">
      <style:text-properties fo:color="#6ea0b0" style:font-name="Cambria" fo:font-family="Cambria"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language-complex="en" style:country-complex="US"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Quote" style:family="paragraph" style:parent-style-name="Standard" style:next-style-name="Standard" style:default-outline-level="">
      <style:text-properties fo:color="#000000" fo:font-style="italic" style:font-style-asian="italic" style:language-complex="en" style:country-complex="US" style:font-style-complex="italic"/>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6ea0b0"/>
      <style:text-properties fo:color="#6ea0b0" fo:font-style="italic" fo:font-weight="bold" style:font-style-asian="italic" style:font-weight-asian="bold" style:language-complex="en" style:country-complex="US" style:font-style-complex="italic" style:font-weight-complex="bold"/>
    </style:style>
    <style:style style:name="TOC_20_Heading" style:display-name="TOC Heading" style:family="paragraph" style:parent-style-name="Heading_20_1" style:next-style-name="Standard" style:default-outline-level=""/>
    <style:style style:name="DocInfoHeading" style:family="paragraph" style:parent-style-name="Heading_20_2" style:default-outline-level="">
      <style:paragraph-properties fo:margin-top="0.353cm" fo:margin-bottom="0.423cm" loext:contextual-spacing="false" fo:text-align="center" style:justify-single-word="false"/>
    </style:style>
    <style:style style:name="Template_20_Instructions" style:display-name="Template Instructions" style:family="paragraph" style:parent-style-name="Standard" style:default-outline-level="">
      <style:text-properties fo:color="#0070c0" fo:font-style="italic" style:font-style-asian="italic"/>
    </style:style>
    <style:style style:name="Numeric_20_Level_20_1_20_Heading" style:display-name="Numeric Level 1 Heading" style:family="paragraph" style:parent-style-name="Heading_20_1" style:default-outline-level="">
      <style:text-properties style:language-complex="en" style:country-complex="US"/>
    </style:style>
    <style:style style:name="Numeric_20_Level_20_2_20_Heading" style:display-name="Numeric Level 2 Heading" style:family="paragraph" style:parent-style-name="Heading_20_2"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fo:color="#001747" style:font-name="Cambria" fo:font-family="Cambria"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fo:color="#001747"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001747"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fo:color="#001747" style:font-name="Cambria" fo:font-family="Cambria" style:font-family-generic="roman" style:font-pitch="variable" fo:font-size="12pt" fo:font-style="italic" fo:font-weight="bold" style:font-name-asian="DejaVu Sans" style:font-family-asian="'DejaVu Sans'" style:font-family-generic-asian="system" style:font-pitch-asian="variable" style:font-size-asian="12pt"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32515c"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32515c"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6ea0b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font-variant="small-caps" fo:color="#001747" style:font-name="Cambria" fo:font-family="Cambria" style:font-family-generic="roman" style:font-pitch="variable" fo:font-size="32pt" fo:letter-spacing="0.009cm" style:letter-kerning="true"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26pt"/>
    </style:style>
    <style:style style:name="Subtitle_20_Char" style:display-name="Subtitle Char" style:family="text" style:parent-style-name="Default_20_Paragraph_20_Font">
      <style:text-properties fo:color="#6ea0b0" style:font-name="Cambria" fo:font-family="Cambria"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6ea0b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6ea0b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f6de55"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f6de55"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o_20_Spacing_20_Char" style:display-name="No Spacing Char" style:family="text" style:parent-style-name="Default_20_Paragraph_20_Font"/>
    <style:style style:name="Internet_20_link" style:display-name="Internet link" style:family="text" style:parent-style-name="Default_20_Paragraph_20_Font">
      <style:text-properties fo:color="#2131a7" style:text-underline-style="solid" style:text-underline-width="auto" style:text-underline-color="font-color"/>
    </style:style>
    <style:style style:name="DocInfoHeading_20_Char" style:display-name="DocInfoHeading Char" style:family="text" style:parent-style-name="Heading_20_2_20_Char">
      <style:text-properties fo:color="#001747"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mplate_20_Instructions_20_Char" style:display-name="Template Instructions Char" style:family="text" style:parent-style-name="Default_20_Paragraph_20_Font">
      <style:text-properties fo:color="#0070c0" fo:font-style="italic" style:font-style-asian="italic" style:language-complex="ar" style:country-complex="SA"/>
    </style:style>
    <style:style style:name="Numeric_20_Level_20_1_20_Heading_20_Char" style:display-name="Numeric Level 1 Heading Char" style:family="text" style:parent-style-name="Heading_20_1_20_Char">
      <style:text-properties fo:font-variant="small-caps" fo:color="#001747" style:font-name="Cambria" fo:font-family="Cambria"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Numeric_20_Level_20_2_20_Heading_20_Char" style:display-name="Numeric Level 2 Heading Char" style:family="text" style:parent-style-name="Heading_20_2_20_Char">
      <style:text-properties fo:color="#001747"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padding-left="0cm" fo:padding-right="0cm" fo:padding-top="0.035cm" fo:padding-bottom="0cm" fo:border-left="none" fo:border-right="none" fo:border-top="0.51pt solid #000000" fo:border-bottom="none"/>
    </style:style>
    <style:style style:name="MT1" style:family="text">
      <style:text-properties fo:font-size="8pt" style:font-size-asian="8pt" style:font-size-complex="8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text:tab/></text:p>
      </style:header>
      <style:footer>
        <text:p text:style-name="MP1"><draw:a xlink:type="simple" xlink:href="http://www.bridging-the-gap.com/"><draw:frame draw:style-name="Mfr1" draw:name="Picture 2" text:anchor-type="char" svg:x="14.914cm" svg:y="23.495cm" svg:width="1.595cm" svg:height="0.94cm" draw:z-index="2"><draw:image xlink:href="Pictures/1000000000000F340000090D8B3217BEC65E03AF.jpg" xlink:type="simple" xlink:show="embed" xlink:actuate="onLoad" loext:mime-type="image/jpeg"/><svg:desc>Picture 010.jpg</svg:desc></draw:frame></draw:a><text:span text:style-name="MT1">Page </text:span><text:span text:style-name="MT1"><text:page-number text:select-page="current">0</text:page-number></text:span><text:span text:style-name="MT1"><text:s/>of </text:span><text:span text:style-name="MT1"><text:page-count>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Use Case Template</dc:title>
    <meta:initial-creator>Laura Brandenburg</meta:initial-creator>
    <dc:description>My Business Analysis Career (http://www.mybusinessanalysiscareer.com)</dc:description>
    <meta:editing-cycles>7</meta:editing-cycles>
    <meta:creation-date>2023-07-31T17:40:00</meta:creation-date>
    <dc:date>2025-10-30T14:57:08.340614763</dc:date>
    <meta:editing-duration>PT3H44M26S</meta:editing-duration>
    <meta:generator>LibreOffice/6.4.7.2$Linux_X86_64 LibreOffice_project/40$Build-2</meta:generator>
    <meta:document-statistic meta:table-count="2" meta:image-count="1" meta:object-count="0" meta:page-count="3" meta:paragraph-count="49" meta:word-count="334" meta:character-count="2118" meta:non-whitespace-character-count="1848"/>
    <meta:user-defined meta:name="AppVersion">16.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